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02746" officeooo:paragraph-rsid="00202746"/>
    </style:style>
    <style:style style:name="P2" style:family="paragraph" style:parent-style-name="Standard">
      <style:text-properties officeooo:rsid="00202746" officeooo:paragraph-rsid="0021642e"/>
    </style:style>
    <style:style style:name="P3" style:family="paragraph" style:parent-style-name="Standard">
      <style:text-properties officeooo:rsid="00202746" officeooo:paragraph-rsid="0022fd77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officeooo:rsid="00258080" officeooo:paragraph-rsid="00258080"/>
    </style:style>
    <style:style style:name="P6" style:family="paragraph" style:parent-style-name="Standard">
      <style:text-properties officeooo:rsid="0025e998" officeooo:paragraph-rsid="0025e998"/>
    </style:style>
    <style:style style:name="P7" style:family="paragraph" style:parent-style-name="Standard">
      <style:text-properties officeooo:rsid="0025e998" officeooo:paragraph-rsid="002df9cf"/>
    </style:style>
    <style:style style:name="P8" style:family="paragraph" style:parent-style-name="Standard">
      <style:text-properties officeooo:rsid="0022393b" officeooo:paragraph-rsid="0022393b"/>
    </style:style>
    <style:style style:name="P9" style:family="paragraph" style:parent-style-name="Standard">
      <style:text-properties officeooo:rsid="00202746" officeooo:paragraph-rsid="00202746"/>
    </style:style>
    <style:style style:name="P10" style:family="paragraph" style:parent-style-name="Standard">
      <style:text-properties officeooo:rsid="00202746" officeooo:paragraph-rsid="002ee781"/>
    </style:style>
    <style:style style:name="P11" style:family="paragraph" style:parent-style-name="Standard">
      <style:text-properties officeooo:rsid="00202746" officeooo:paragraph-rsid="0021642e"/>
    </style:style>
    <style:style style:name="P12" style:family="paragraph" style:parent-style-name="Standard">
      <style:text-properties officeooo:rsid="00202746" officeooo:paragraph-rsid="0022fd77"/>
    </style:style>
    <style:style style:name="P13" style:family="paragraph" style:parent-style-name="Standard">
      <style:text-properties officeooo:rsid="00261d09" officeooo:paragraph-rsid="00261d09"/>
    </style:style>
    <style:style style:name="P14" style:family="paragraph" style:parent-style-name="Standard">
      <style:text-properties officeooo:rsid="00261d09" officeooo:paragraph-rsid="002ee781"/>
    </style:style>
    <style:style style:name="P15" style:family="paragraph" style:parent-style-name="Standard">
      <style:text-properties officeooo:rsid="002aeeff" officeooo:paragraph-rsid="002aeeff"/>
    </style:style>
    <style:style style:name="P16" style:family="paragraph" style:parent-style-name="Standard">
      <style:text-properties officeooo:rsid="0022fd77" officeooo:paragraph-rsid="002cfc98"/>
    </style:style>
    <style:style style:name="P17" style:family="paragraph" style:parent-style-name="Standard">
      <style:text-properties officeooo:rsid="002cfc98" officeooo:paragraph-rsid="0031047e"/>
    </style:style>
    <style:style style:name="P18" style:family="paragraph" style:parent-style-name="Standard">
      <style:text-properties officeooo:rsid="002df9cf" officeooo:paragraph-rsid="0031047e"/>
    </style:style>
    <style:style style:name="P19" style:family="paragraph" style:parent-style-name="Standard">
      <style:text-properties officeooo:rsid="002ee781" officeooo:paragraph-rsid="002ee781"/>
    </style:style>
    <style:style style:name="P20" style:family="paragraph" style:parent-style-name="Standard">
      <style:text-properties officeooo:rsid="002ee781" officeooo:paragraph-rsid="0031047e"/>
    </style:style>
    <style:style style:name="P21" style:family="paragraph" style:parent-style-name="Standard">
      <style:text-properties officeooo:rsid="002fd5e5" officeooo:paragraph-rsid="0031047e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ee781" officeooo:paragraph-rsid="002ee781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ee781" officeooo:paragraph-rsid="0031047e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df9cf" officeooo:paragraph-rsid="0031047e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cfc98" officeooo:paragraph-rsid="0031047e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aeeff" officeooo:paragraph-rsid="002aeeff"/>
    </style:style>
    <style:style style:name="P2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fd5e5" officeooo:paragraph-rsid="0031047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fd77" style:font-style-asian="italic" style:font-style-complex="italic"/>
    </style:style>
    <style:style style:name="T4" style:family="text">
      <style:text-properties fo:font-style="italic" officeooo:rsid="0025e998" style:font-style-asian="italic" style:font-style-complex="italic"/>
    </style:style>
    <style:style style:name="T5" style:family="text">
      <style:text-properties fo:font-style="italic" style:text-underline-style="none" officeooo:rsid="00277164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1642e"/>
    </style:style>
    <style:style style:name="T8" style:family="text">
      <style:text-properties officeooo:rsid="0022fd77"/>
    </style:style>
    <style:style style:name="T9" style:family="text">
      <style:text-properties fo:font-style="normal" officeooo:rsid="0024c3e3" style:font-style-asian="normal" style:font-style-complex="normal"/>
    </style:style>
    <style:style style:name="T10" style:family="text">
      <style:text-properties officeooo:rsid="0025e998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948fb"/>
    </style:style>
    <style:style style:name="T13" style:family="text">
      <style:text-properties style:text-underline-style="none" officeooo:rsid="00297aa2"/>
    </style:style>
    <style:style style:name="T14" style:family="text">
      <style:text-properties style:text-underline-style="none" officeooo:rsid="0025e998"/>
    </style:style>
    <style:style style:name="T15" style:family="text">
      <style:text-properties style:text-underline-style="none" officeooo:rsid="002aeeff"/>
    </style:style>
    <style:style style:name="T16" style:family="text">
      <style:text-properties style:text-underline-style="none" officeooo:rsid="0031047e"/>
    </style:style>
    <style:style style:name="T17" style:family="text">
      <style:text-properties style:text-underline-style="none" officeooo:rsid="00313ed6"/>
    </style:style>
    <style:style style:name="T18" style:family="text">
      <style:text-properties style:text-underline-style="none" officeooo:rsid="0037ecb9"/>
    </style:style>
    <style:style style:name="T19" style:family="text">
      <style:text-properties officeooo:rsid="0031047e"/>
    </style:style>
    <style:style style:name="T20" style:family="text">
      <style:text-properties officeooo:rsid="0032c4c4"/>
    </style:style>
    <style:style style:name="T21" style:family="text">
      <style:text-properties officeooo:rsid="00349d3c"/>
    </style:style>
    <style:style style:name="T22" style:family="text">
      <style:text-properties officeooo:rsid="00364a9d"/>
    </style:style>
    <style:style style:name="T23" style:family="text">
      <style:text-properties officeooo:rsid="0037e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K = ______ FK =<text:span text:style-name="T1"> Italic</text:span></text:p>
      <text:p text:style-name="Standard"/>
      <text:p text:style-name="P1">Groep(<text:span text:style-name="T6">groepid</text:span>, naam)</text:p>
      <text:p text:style-name="P26"><text:bookmark-start text:name="__DdeLink__94_541698554"/>CREATE TABLE Groep(groepid <text:bookmark-start text:name="__DdeLink__96_541698554"/><text:span text:style-name="T19">INT NOT NULL </text:span>auto_increment <text:span text:style-name="T19">PRIMARY KEY</text:span><text:bookmark-end text:name="__DdeLink__96_541698554"/>, naam varchar(50));<text:bookmark-end text:name="__DdeLink__94_541698554"/></text:p>
      <text:p text:style-name="P15"/>
      <text:p text:style-name="P16">Pad(<text:span text:style-name="T6">padid</text:span>,naam)</text:p>
      <text:p text:style-name="P25"><text:bookmark-start text:name="__DdeLink__98_541698554"/>CREATE TABLE Pad(padid <text:span text:style-name="T19">INT NOT NULL auto_increment PRIMARY KEY</text:span>, naam varchar(50));<text:bookmark-end text:name="__DdeLink__98_541698554"/></text:p>
      <text:p text:style-name="P17"/>
      <text:p text:style-name="P7">Afdeling(<text:span text:style-name="T6">afdelingid</text:span><text:span text:style-name="T11">,naam)</text:span></text:p>
      <text:p text:style-name="P24"><text:bookmark-start text:name="__DdeLink__102_541698554"/><text:bookmark-start text:name="__DdeLink__100_541698554"/><text:span text:style-name="T11">CREATE TABLE Afdeling(</text:span><text:span text:style-name="T17">afdelingid </text:span><text:span text:style-name="T16">INT NOT NULL </text:span><text:span text:style-name="T15">auto_increment </text:span><text:span text:style-name="T16">PRIMARY KEY</text:span><text:span text:style-name="T11">, naam varchar(50));</text:span><text:bookmark-end text:name="__DdeLink__102_541698554"/><text:bookmark-end text:name="__DdeLink__100_541698554"/></text:p>
      <text:p text:style-name="P18"><text:span text:style-name="T11"/></text:p>
      <text:p text:style-name="P10">Product(<text:span text:style-name="T6">productid</text:span>,naam,prijs,<text:span text:style-name="T4">afdelingid</text:span>)</text:p>
      <text:p text:style-name="P10"><text:span text:style-name="T11"><text:tab/></text:span><text:span text:style-name="T14">Product.afdelingid → Afdeling.afdelingid</text:span></text:p>
      <text:p text:style-name="P20"><text:bookmark-start text:name="__DdeLink__106_541698554"/><text:bookmark-start text:name="__DdeLink__104_541698554"/><text:span text:style-name="T14">C</text:span><text:span text:style-name="T11">REATE TABLE Product(productid </text:span><text:span text:style-name="T16">INT NOT NULL </text:span><text:span text:style-name="T15">auto_increment </text:span><text:span text:style-name="T16">PRIMARY KEY</text:span><text:span text:style-name="T11">, naam varchar(100),prijs DECIMAL, afdelingid </text:span><text:span text:style-name="T17">int,FOREIGN KEY(afdelingid) REFERENCES A</text:span><text:span text:style-name="T11">fdeling</text:span><text:span text:style-name="T17">(</text:span><text:span text:style-name="T11">afdelingid</text:span><text:span text:style-name="T17">)</text:span><text:span text:style-name="T11">);</text:span><text:bookmark-end text:name="__DdeLink__106_541698554"/><text:bookmark-end text:name="__DdeLink__104_541698554"/></text:p>
      <text:p text:style-name="P23"/>
      <text:p text:style-name="P1"><text:bookmark-start text:name="__DdeLink__268_2135154956"/><text:span text:style-name="T7">Groep_Voorkeur_Product</text:span><text:bookmark-end text:name="__DdeLink__268_2135154956"/>(<text:span text:style-name="T2">groepid</text:span>,<text:span text:style-name="T2">productid</text:span>)</text:p>
      <text:p text:style-name="P2"><text:tab/><text:bookmark-start text:name="__DdeLink__270_2135154956"/><text:span text:style-name="T7">Groep_Voorkeur_Product.</text:span><text:bookmark-end text:name="__DdeLink__270_2135154956"/><text:span text:style-name="T7">groepid → Groep.groepid</text:span></text:p>
      <text:p text:style-name="P2"><text:tab/><text:span text:style-name="T7">Groep_Voorkeur_Product.productid → </text:span><text:bookmark-start text:name="__DdeLink__272_2135154956"/><text:span text:style-name="T7">Product.productid</text:span><text:bookmark-end text:name="__DdeLink__272_2135154956"/><text:bookmark-start text:name="__DdeLink__84_541698554"/><text:bookmark-end text:name="__DdeLink__84_541698554"/></text:p>
      <text:p text:style-name="P22"><text:bookmark-start text:name="__DdeLink__110_541698554"/><text:bookmark-start text:name="__DdeLink__108_541698554"/>CREATE TABLE Groep_Voorkeur_Product(groepid <text:span text:style-name="T20">INT NOT NULL,</text:span> productid <text:span text:style-name="T20">INT NOT NULL,</text:span> <text:span text:style-name="T20">FOREIGN KEY(</text:span>productid<text:span text:style-name="T20">) REFERENCES Product(productid), FOREIGN KEY(groepid) REFERENCES Groep(groepid)</text:span>);<text:bookmark-end text:name="__DdeLink__110_541698554"/><text:bookmark-end text:name="__DdeLink__108_541698554"/></text:p>
      <text:p text:style-name="P19"/>
      <text:p text:style-name="P19"/>
      <text:p text:style-name="P19"/>
      <text:p text:style-name="P19"/>
      <text:p text:style-name="P19"/>
      <text:p text:style-name="P1"><text:bookmark-start text:name="__DdeLink__274_2135154956"/><text:bookmark-start text:name="__DdeLink__90_541698554"/><text:soft-page-break/><text:span text:style-name="T8">Product_Opgesteld_Pad</text:span><text:bookmark-end text:name="__DdeLink__274_2135154956"/><text:bookmark-end text:name="__DdeLink__90_541698554"/><text:span text:style-name="T8">(</text:span><text:span text:style-name="T3">productid</text:span><text:span text:style-name="T8">,</text:span><text:span text:style-name="T3">padid,</text:span><text:span text:style-name="T9">aantal,gewicht</text:span><text:span text:style-name="T8">)</text:span></text:p>
      <text:p text:style-name="P3"><text:tab/><text:span text:style-name="T8">Product_Opgesteld_Pad.productid </text:span>→<text:span text:style-name="T8"> Product.productid</text:span></text:p>
      <text:p text:style-name="P3"><text:tab/><text:span text:style-name="T8">Product_Opgesteld_Pad.padid → Pad.padid</text:span><text:bookmark-start text:name="__DdeLink__80_541698554"/><text:bookmark-end text:name="__DdeLink__80_541698554"/></text:p>
      <text:p text:style-name="P22"><text:bookmark-start text:name="__DdeLink__113_541698554"/>CREATE TABLE <text:span text:style-name="T8">Product_Opgesteld_Pad</text:span>(productid <text:span text:style-name="T21">INT NOT NULL</text:span>, padid <text:span text:style-name="T21">INT NOT NULL</text:span>, aantal int, gewicht int, <text:span text:style-name="T21">FOREIGN KEY(productid) REFERENCES Product(productid), FOREIGN KEY(padid) REFERENCES Pad(padid)</text:span>);<text:bookmark-end text:name="__DdeLink__113_541698554"/></text:p>
      <text:p text:style-name="P19"/>
      <text:p text:style-name="P5">Magazijn(<text:span text:style-name="T2">productid</text:span>, aantal, gewicht)</text:p>
      <text:p text:style-name="P5"><text:tab/><text:span text:style-name="T10">Magazijn.productid → Product.productid</text:span></text:p>
      <text:p text:style-name="P22"><text:bookmark-start text:name="__DdeLink__117_541698554"/><text:bookmark-start text:name="__DdeLink__115_541698554"/>CREATE TABLE Magazijn(productid <text:span text:style-name="T21">INT NOT NULL</text:span>, aantal int, gewicht int, <text:span text:style-name="T21">FOREIGN KEY(productid) REFERENCES Product(productid)</text:span>);<text:bookmark-end text:name="__DdeLink__117_541698554"/><text:bookmark-end text:name="__DdeLink__115_541698554"/></text:p>
      <text:p text:style-name="P19"/>
      <text:p text:style-name="P6">Klant(<text:span text:style-name="T6">klantid</text:span>,<text:span text:style-name="T2">groepid</text:span>)</text:p>
      <text:p text:style-name="P8"><text:tab/><text:span text:style-name="T10">Klant.groepid → Groep.groepid</text:span><text:bookmark-start text:name="__DdeLink__82_541698554"/><text:bookmark-end text:name="__DdeLink__82_541698554"/><text:bookmark-start text:name="__DdeLink__92_541698554"/><text:bookmark-end text:name="__DdeLink__92_541698554"/></text:p>
      <text:p text:style-name="P23"><text:bookmark-start text:name="__DdeLink__119_541698554"/>CREATE TABLE Klant(klantid <text:span text:style-name="T19">INT NOT NULL auto_increment PRIMARY KEY</text:span>, groepid <text:span text:style-name="T22">INT NOT NULL, FOREIGN KEY(groepid) REFERENCES Groep(groepid))</text:span>;<text:bookmark-end text:name="__DdeLink__119_541698554"/></text:p>
      <text:p text:style-name="P19"/>
      <text:p text:style-name="P13"><text:span text:style-name="T11">Werknemer(</text:span><text:span text:style-name="T6">werknemerid</text:span><text:span text:style-name="T11">,</text:span><text:span text:style-name="T13">naam</text:span><text:span text:style-name="T11">)</text:span></text:p>
      <text:p text:style-name="P23"><text:bookmark-start text:name="__DdeLink__121_541698554"/><text:span text:style-name="T11">CREATE TABLE Werknemer(werknemerid </text:span><text:span text:style-name="T16">INT NOT NULL </text:span><text:span text:style-name="T15">auto_increment </text:span><text:span text:style-name="T16">PRIMARY KEY</text:span><text:span text:style-name="T11">, naam varchar(50));</text:span><text:bookmark-end text:name="__DdeLink__121_541698554"/></text:p>
      <text:p text:style-name="P20"><text:span text:style-name="T11"/></text:p>
      <text:p text:style-name="P14"><text:span text:style-name="T11">Kassa(</text:span><text:span text:style-name="T6">kassanr</text:span><text:span text:style-name="T11">,</text:span><text:span text:style-name="T5">werknemerid</text:span><text:span text:style-name="T11">)</text:span></text:p>
      <text:p text:style-name="P14"><text:span text:style-name="T11"><text:tab/></text:span><text:span text:style-name="T12">Kassa.werknemerid → Werknemer.werknemerid</text:span></text:p>
      <text:p text:style-name="P27"><text:bookmark-start text:name="__DdeLink__123_541698554"/><text:span text:style-name="T12">C</text:span><text:span text:style-name="T11">REATE TABLE Kassa(kassanr </text:span><text:span text:style-name="T16">INT NOT NULL </text:span><text:span text:style-name="T15">auto_increment </text:span><text:span text:style-name="T16">PRIMARY KEY</text:span><text:span text:style-name="T11">, werknemerid </text:span><text:span text:style-name="T18">INT NOT NULL, FOREIGN KEY(werknemerid) REFERENCES Werknemer(werknemerid)</text:span><text:span text:style-name="T11">);</text:span><text:bookmark-end text:name="__DdeLink__123_541698554"/></text:p>
      <text:p text:style-name="P2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icbro</meta:initial-creator>
    <meta:editing-cycles>36</meta:editing-cycles>
    <meta:creation-date>2015-10-26T09:13:00</meta:creation-date>
    <dc:date>2015-12-12T16:00:25.226271947</dc:date>
    <meta:editing-duration>PT2H38M</meta:editing-duration>
    <meta:generator>LibreOffice/4.4.6.3$Linux_X86_64 LibreOffice_project/40m0$Build-3</meta:generator>
    <meta:document-statistic meta:table-count="0" meta:image-count="0" meta:object-count="0" meta:page-count="2" meta:paragraph-count="29" meta:word-count="192" meta:character-count="2004" meta:non-whitespace-character-count="18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